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B" style:family="table-column">
      <style:table-column-properties style:column-width="0.8333in" style:rel-column-width="7233*"/>
    </style:style>
    <style:style style:name="Table7.C" style:family="table-column">
      <style:table-column-properties style:column-width="0.3958in" style:rel-column-width="3435*"/>
    </style:style>
    <style:style style:name="Table7.E" style:family="table-column">
      <style:table-column-properties style:column-width="0.25in" style:rel-column-width="2169*"/>
    </style:style>
    <style:style style:name="Table7.F" style:family="table-column">
      <style:table-column-properties style:column-width="1.3125in" style:rel-column-width="11391*"/>
    </style:style>
    <style:style style:name="Table7.G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4" style:family="paragraph" style:parent-style-name="Standard">
      <style:text-properties officeooo:paragraph-rsid="0051ca4d"/>
    </style:style>
    <style:style style:name="P5" style:family="paragraph" style:parent-style-name="Standard">
      <style:text-properties officeooo:paragraph-rsid="0068c2be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1166255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47ae24c"/>
    </style:style>
    <style:style style:name="P10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2" style:family="paragraph" style:parent-style-name="Standard">
      <style:text-properties fo:font-size="10pt" officeooo:paragraph-rsid="00211236" style:font-size-asian="10pt" style:font-size-complex="10pt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4" style:family="paragraph" style:parent-style-name="Table_20_Contents">
      <style:text-properties officeooo:paragraph-rsid="00211236"/>
    </style:style>
    <style:style style:name="P15" style:family="paragraph" style:parent-style-name="Table_20_Contents">
      <style:text-properties fo:font-size="10pt" officeooo:paragraph-rsid="00211236" style:font-size-asian="10pt" style:font-size-complex="10pt"/>
    </style:style>
    <style:style style:name="P16" style:family="paragraph" style:parent-style-name="Table_20_Contents">
      <style:text-properties fo:font-size="10pt" officeooo:paragraph-rsid="01166255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1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paragraph-rsid="05096d5b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8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6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7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8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9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60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61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62" style:family="paragraph" style:parent-style-name="Standard">
      <style:text-properties fo:font-size="10pt" style:font-size-asian="10pt" style:font-size-complex="10pt"/>
    </style:style>
    <style:style style:name="P63" style:family="paragraph" style:parent-style-name="Standard">
      <style:text-properties fo:font-size="10pt" officeooo:paragraph-rsid="00211236" style:font-size-asian="10pt" style:font-size-complex="10pt"/>
    </style:style>
    <style:style style:name="P64" style:family="paragraph" style:parent-style-name="Standard">
      <style:text-properties fo:font-size="10pt" officeooo:paragraph-rsid="013e2db8" style:font-size-asian="10pt" style:font-size-complex="10pt"/>
    </style:style>
    <style:style style:name="P65" style:family="paragraph" style:parent-style-name="Standard">
      <style:text-properties officeooo:paragraph-rsid="06cdf75a"/>
    </style:style>
    <style:style style:name="P66" style:family="paragraph" style:parent-style-name="Standard">
      <style:text-properties officeooo:paragraph-rsid="018a088d"/>
    </style:style>
    <style:style style:name="P67" style:family="paragraph" style:parent-style-name="Standard">
      <style:paragraph-properties fo:break-before="page"/>
      <style:text-properties officeooo:paragraph-rsid="06cdf75a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70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c4795" style:font-size-asian="10pt" style:font-style-asian="normal" style:font-weight-asian="normal" style:font-size-complex="10pt"/>
    </style:style>
    <style:style style:name="P71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6fc4795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4795" style:font-size-asian="10pt" style:font-style-asian="normal" style:font-weight-asian="normal" style:font-size-complex="10pt" style:text-emphasize="none"/>
    </style:style>
    <style:style style:name="P73" style:family="paragraph" style:parent-style-name="Table_20_Contents">
      <style:text-properties fo:font-size="10pt" style:font-size-asian="10pt" style:font-size-complex="10pt"/>
    </style:style>
    <style:style style:name="P74" style:family="paragraph" style:parent-style-name="Table_20_Contents">
      <style:text-properties fo:font-size="10pt" officeooo:paragraph-rsid="05096d5b" style:font-size-asian="10pt" style:font-size-complex="10pt"/>
    </style:style>
    <style:style style:name="P75" style:family="paragraph" style:parent-style-name="Table_20_Contents">
      <style:text-properties fo:font-size="10pt" officeooo:paragraph-rsid="06e6e26a" style:font-size-asian="10pt" style:font-size-complex="10pt"/>
    </style:style>
    <style:style style:name="P76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7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8" style:family="paragraph" style:parent-style-name="Table_20_Contents">
      <style:text-properties fo:font-size="10pt" officeooo:paragraph-rsid="00211236" style:font-size-asian="10pt" style:font-size-complex="10pt"/>
    </style:style>
    <style:style style:name="P79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officeooo:rsid="018a088d"/>
    </style:style>
    <style:style style:name="T9" style:family="text">
      <style:text-properties officeooo:rsid="01867c7c"/>
    </style:style>
    <style:style style:name="T10" style:family="text">
      <style:text-properties officeooo:rsid="06fb2665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6fc0c77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7453in" fo:min-width="0.745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4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o=obj%22" text:style-name="Internet_20_link" text:visited-style-name="Visited_20_Internet_20_Link"><text:span text:style-name="T1">with="o=obj"</text:span></text:a>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3195952469600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42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7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5956947824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4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7">လစာဝင်ငွေခွန်နုတ်ယူပေးသွင်းခြင်းဆိုင်ရာ အထောက်အထား လက်မှတ်</text:p>
            <text:p text:style-name="P4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9"/>
          </table:table-cell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5"/>
            <text:p text:style-name="P29">ဝန်ထမ်းအမည်</text:p>
            <text:p text:style-name="P12"/>
          </table:table-cell>
          <table:table-cell table:style-name="Table5.A1" office:value-type="string">
            <text:p text:style-name="P15"><text:user-field-get text:name="py3o.o.barcode">barcode</text:user-field-get></text:p>
            <text:p text:style-name="P15"/>
            <text:p text:style-name="P15"><text:user-field-get text:name="py3o.o.name">name</text:user-field-get></text:p>
          </table:table-cell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29">ကုမ္ပဏီ/ဌာန/အဖွဲ့အစည်းအမည်</text:p>
            <text:p text:style-name="P12"/>
          </table:table-cell>
          <table:table-cell table:style-name="Table5.A1" office:value-type="string">
            <text:p text:style-name="P15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9">ရာထူး/တာဝန်</text:p>
            <text:p text:style-name="P12"/>
          </table:table-cell>
          <table:table-cell table:style-name="Table5.B3" office:value-type="string">
            <text:p text:style-name="P15"/>
            <text:p text:style-name="P15"><text:user-field-get text:name="py3o.o.job_id.name">job_name</text:user-field-get></text:p>
            <text:p text:style-name="P15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29">နိင်ငံသားစိစစ်ရေးကတ်ပြားအမှတ်</text:p>
            <text:p text:style-name="P12"/>
          </table:table-cell>
          <table:table-cell table:style-name="Table5.A1" office:value-type="string">
            <text:p text:style-name="P15"><text:user-field-get text:name="py3o.o.nrc">nrc</text:user-field-get></text:p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30">အခွန်ထမ်းမှတ်ပုံတင်အမှတ် (TIN)</text:p>
            <text:p text:style-name="P12"/>
          </table:table-cell>
          <table:table-cell table:style-name="Table5.A1" office:value-type="string">
            <text:p text:style-name="P77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9">နေရပ်လိပ်စာ</text:p>
            <text:p text:style-name="P12"/>
          </table:table-cell>
          <table:table-cell table:style-name="Table5.A1" office:value-type="string">
            <text:p text:style-name="P15"><text:user-field-get text:name="py3o.o.address_id.street">employee_street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>လိပ်စာ</text:p>
          </table:table-cell>
          <table:table-cell table:style-name="Table5.A1" office:value-type="string">
            <text:p text:style-name="P75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9">ယခင်အခွန်ပေးသွင်းခဲ့သည့်ရုံး</text:p>
            <text:p text:style-name="P29"/>
          </table:table-cell>
          <table:table-cell table:style-name="Table5.A1" office:value-type="string">
            <text:p text:style-name="P15"><text:user-field-get text:name="py3o.o.previous_tax_office">previous_tax_office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>စည်းကြပ်မှုခံယူသည့်အခွန်ရုံး</text:p>
          </table:table-cell>
          <table:table-cell table:style-name="Table5.A1" office:value-type="string">
            <text:p text:style-name="P75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9">ယခင်အခွန်ထမ်းမှတ်ပုံတင်အမှတ်</text:p>
            <text:p text:style-name="P38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3"/>
          </table:table-cell>
        </table:table-row>
      </table:table>
      <text:p text:style-name="P1"/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33">စဥ်</text:p>
            <text:p text:style-name="P11"/>
          </table:table-cell>
          <table:table-cell table:style-name="Table10.A1" office:value-type="string">
            <text:p text:style-name="P33">လအမည်</text:p>
            <text:p text:style-name="P11"/>
          </table:table-cell>
          <table:table-cell table:style-name="Table10.A1" office:value-type="string">
            <text:p text:style-name="P33">ရရှိသည့် လစာဝင်ငွေ</text:p>
            <text:p text:style-name="P33"><text:s/>စုစုပေါင်း (ကျပ်) </text:p>
            <text:p text:style-name="P11"/>
          </table:table-cell>
          <table:table-cell table:style-name="Table10.A1" office:value-type="string">
            <text:p text:style-name="P33">ပေးဆောင်သည့် </text:p>
            <text:p text:style-name="P33">အခွန်(ကျပ်)</text:p>
            <text:p text:style-name="P11"/>
          </table:table-cell>
          <table:table-cell table:style-name="Table10.A1" office:value-type="string">
            <text:p text:style-name="P33">အခွန်ပေးသွင်းမှု</text:p>
            <text:p text:style-name="P33">အထောက်အထား</text:p>
            <text:p text:style-name="P33">အမှတ်</text:p>
            <text:p text:style-name="P11"/>
          </table:table-cell>
          <table:table-cell table:style-name="Table10.F1" office:value-type="string">
            <text:p text:style-name="P33">လက်မှတ်</text:p>
            <text:p text:style-name="P11"/>
          </table:table-cell>
        </table:table-row>
        <table:table-row table:style-name="TableLine3195956946288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1">ဧပြီ</text:p>
          </table:table-cell>
          <table:table-cell table:style-name="Table10.C13" office:value-type="string">
            <text:p text:style-name="P17"><text:text-input text:description="py3o://function=&quot;o._get_payslip(4)&quot;">april</text:text-input></text:p>
          </table:table-cell>
          <table:table-cell table:style-name="Table10.D14" office:value-type="string">
            <text:p text:style-name="P20"><text:text-input text:description="py3o://function=&quot;o._get_payslip2(4)&quot;">apri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66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1">မေ</text:p>
          </table:table-cell>
          <table:table-cell table:style-name="Table10.C13" office:value-type="string">
            <text:p text:style-name="P18"><text:text-input text:description="py3o://function=&quot;o._get_payslip(5)&quot;">may6</text:text-input></text:p>
          </table:table-cell>
          <table:table-cell table:style-name="Table10.D14" office:value-type="string">
            <text:p text:style-name="P21"><text:text-input text:description="py3o://function=&quot;o._get_payslip2(5)&quot;">may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8080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2">ဇွန်</text:p>
          </table:table-cell>
          <table:table-cell table:style-name="Table10.C13" office:value-type="string">
            <text:p text:style-name="P20"><text:text-input text:description="py3o://function=&quot;o._get_payslip(6)&quot;">jun6</text:text-input></text:p>
          </table:table-cell>
          <table:table-cell table:style-name="Table10.D14" office:value-type="string">
            <text:p text:style-name="P20"><text:text-input text:description="py3o://function=&quot;o._get_payslip2(6)&quot;">ju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4752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1">ဇူလိုင်</text:p>
          </table:table-cell>
          <table:table-cell table:style-name="Table10.C13" office:value-type="string">
            <text:p text:style-name="P20"><text:text-input text:description="py3o://function=&quot;o._get_payslip(7)&quot;">jul6</text:text-input></text:p>
          </table:table-cell>
          <table:table-cell table:style-name="Table10.D14" office:value-type="string">
            <text:p text:style-name="P20"><text:text-input text:description="py3o://function=&quot;o._get_payslip2(7)&quot;">ju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360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1">သြဂုတ်</text:p>
          </table:table-cell>
          <table:table-cell table:style-name="Table10.C13" office:value-type="string">
            <text:p text:style-name="P20"><text:text-input text:description="py3o://function=&quot;o._get_payslip(8)&quot;">august</text:text-input></text:p>
          </table:table-cell>
          <table:table-cell table:style-name="Table10.D14" office:value-type="string">
            <text:p text:style-name="P20"><text:text-input text:description="py3o://function=&quot;o._get_payslip2(8)&quot;">aug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616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1">စက်တင်ဘာ</text:p>
          </table:table-cell>
          <table:table-cell table:style-name="Table10.C13" office:value-type="string">
            <text:p text:style-name="P20"><text:text-input text:description="py3o://function=&quot;o._get_payslip(9)&quot;">sep6</text:text-input></text:p>
          </table:table-cell>
          <table:table-cell table:style-name="Table10.D14" office:value-type="string">
            <text:p text:style-name="P20"><text:text-input text:description="py3o://function=&quot;o._get_payslip2(9)&quot;">sep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089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1">အောက်တိုဘာ</text:p>
          </table:table-cell>
          <table:table-cell table:style-name="Table10.C13" office:value-type="string">
            <text:p text:style-name="P20"><text:text-input text:description="py3o://function=&quot;o._get_payslip(10)&quot;">october</text:text-input></text:p>
          </table:table-cell>
          <table:table-cell table:style-name="Table10.D14" office:value-type="string">
            <text:p text:style-name="P20"><text:text-input text:description="py3o://function=&quot;o._get_payslip2(10)&quot;">oc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920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1">နိုဝင်ဘာ</text:p>
          </table:table-cell>
          <table:table-cell table:style-name="Table10.C13" office:value-type="string">
            <text:p text:style-name="P20"><text:text-input text:description="py3o://function=&quot;o._get_payslip(11)&quot;">novenber</text:text-input></text:p>
          </table:table-cell>
          <table:table-cell table:style-name="Table10.D14" office:value-type="string">
            <text:p text:style-name="P20"><text:text-input text:description="py3o://function=&quot;o._get_payslip2(11)&quot;">nov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304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1">ဒီဇင်ဘာ</text:p>
          </table:table-cell>
          <table:table-cell table:style-name="Table10.C13" office:value-type="string">
            <text:p text:style-name="P20"><text:text-input text:description="py3o://function=&quot;o._get_payslip(12)&quot;">december</text:text-input></text:p>
          </table:table-cell>
          <table:table-cell table:style-name="Table10.D14" office:value-type="string">
            <text:p text:style-name="P20"><text:text-input text:description="py3o://function=&quot;o._get_payslip2(12)&quot;">dec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816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1">ဇန်နဝါရီ</text:p>
          </table:table-cell>
          <table:table-cell table:style-name="Table10.C13" office:value-type="string">
            <text:p text:style-name="P20"><text:text-input text:description="py3o://function=&quot;o._get_payslip(1)&quot;">jan</text:text-input></text:p>
          </table:table-cell>
          <table:table-cell table:style-name="Table10.D14" office:value-type="string">
            <text:p text:style-name="P20"><text:text-input text:description="py3o://function=&quot;o._get_payslip2(1)&quot;">ja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072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1">ဖေဖော်ဝါရီ</text:p>
          </table:table-cell>
          <table:table-cell table:style-name="Table10.C13" office:value-type="string">
            <text:p text:style-name="P20"><text:text-input text:description="py3o://function=&quot;o._get_payslip(2)&quot;">feb</text:text-input></text:p>
          </table:table-cell>
          <table:table-cell table:style-name="Table10.D14" office:value-type="string">
            <text:p text:style-name="P20"><text:text-input text:description="py3o://function=&quot;o._get_payslip2(2)&quot;">feb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328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1">မတ်</text:p>
          </table:table-cell>
          <table:table-cell table:style-name="Table10.C13" office:value-type="string">
            <text:p text:style-name="P20"><text:text-input text:description="py3o://function=&quot;o._get_payslip(3)&quot;">march</text:text-input></text:p>
          </table:table-cell>
          <table:table-cell table:style-name="Table10.D14" office:value-type="string">
            <text:p text:style-name="P20"><text:text-input text:description="py3o://function=&quot;o._get_payslip2(3)&quot;">mar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31">စုစုပေါင်း</text:p>
          </table:table-cell>
          <table:covered-table-cell/>
          <table:table-cell table:style-name="Table10.C14" office:value-type="string">
            <text:p text:style-name="P20"><text:text-input text:description="py3o://function=&quot;o._get_total()&quot;">total</text:text-input></text:p>
          </table:table-cell>
          <table:table-cell table:style-name="Table10.D14" office:value-type="string">
            <text:p text:style-name="P20"><text:text-input text:description="py3o://function=&quot;o._get_total2()&quot;">total2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0"/>
          </table:table-cell>
        </table:table-row>
      </table:table>
      <text:p text:style-name="P9"/>
      <text:p text:style-name="P6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A"/>
        <table:table-column table:style-name="Table7.E"/>
        <table:table-column table:style-name="Table7.F"/>
        <table:table-column table:style-name="Table7.G"/>
        <table:table-row table:style-name="TableLine3196003764240">
          <table:table-cell table:style-name="Table7.A1" table:number-columns-spanned="4" office:value-type="string">
            <text:p text:style-name="P52">သက်သာခွင့်များ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>အထက်ပါ အချက်အလက်များ မှန်ကန်ပါသည်။</text:p>
            <text:p text:style-name="P62"/>
          </table:table-cell>
          <table:covered-table-cell/>
        </table:table-row>
        <table:table-row table:style-name="TableLine3196003764240">
          <table:table-cell table:style-name="Table7.A1" table:number-columns-spanned="4" office:value-type="string">
            <text:p text:style-name="P55">(က)အခြေခံခွင့်ပြုငွေ (၂၀%) <text:s/>= <text:span text:style-name="T9"><text:s/>ကျပ်</text:span>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rows-spanned="8" table:number-columns-spanned="2" office:value-type="string">
            <text:p text:style-name="P70"><draw:custom-shape text:anchor-type="paragraph" draw:z-index="0" draw:name="Shape1" draw:style-name="gr1" draw:text-style-name="P79" svg:width="1.0539in" svg:height="1.0539in" svg:x="1.2484in" svg:y="0.20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70"/>
            <text:p text:style-name="P70">နှုတ်ယူ</text:p>
            <text:p text:style-name="P70">ပေးသွင်းသူ </text:p>
            <text:p text:style-name="P71">ရုံးတံဆိပ်</text:p>
          </table:table-cell>
          <table:covered-table-cell/>
        </table:table-row>
        <table:table-row table:style-name="TableLine3196003764240">
          <table:table-cell table:style-name="Table7.A1" table:number-columns-spanned="4" office:value-type="string">
            <text:p text:style-name="P49">(ခ) ခံစားခွင့်ရှိသည့် အတူနေမိဘ <text:span text:style-name="T10">( <text:s/>) ဦး ရှိပါသည်။</text:span>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covered-table-cell/>
          <table:covered-table-cell/>
        </table:table-row>
        <table:table-row table:style-name="TableLine3196003764240">
          <table:table-cell table:style-name="Table7.A1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covered-table-cell/>
          <table:covered-table-cell/>
        </table:table-row>
        <table:table-row table:style-name="TableLine3196003764240">
          <table:table-cell table:style-name="Table7.A1" office:value-type="string">
            <text:p text:style-name="P49">(ဂ) အိမ်ထောင်ဖက် </text:p>
          </table:table-cell>
          <table:table-cell table:style-name="Table7.A1" table:number-columns-spanned="2" office:value-type="string">
            <text:list xml:id="list693697291" text:style-name="L1">
              <text:list-item>
                <text:p text:style-name="P60"><text:span text:style-name="T7"><text:s/>ရှိ။</text:span></text:p>
              </text:list-item>
            </text:list>
          </table:table-cell>
          <table:covered-table-cell/>
          <table:table-cell table:style-name="Table7.A1" office:value-type="string">
            <text:p text:style-name="P50"><text:s/><text:span text:style-name="T12"><text:s text:c="10"/></text:span>မရှိ။</text:p>
          </table:table-cell>
          <table:table-cell table:style-name="Table7.A1" office:value-type="string">
            <text:p text:style-name="P62"/>
          </table:table-cell>
          <table:covered-table-cell/>
          <table:covered-table-cell/>
        </table:table-row>
        <table:table-row table:style-name="TableLine3196003764240">
          <table:table-cell table:style-name="Table7.A1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covered-table-cell/>
          <table:covered-table-cell/>
        </table:table-row>
        <table:table-row table:style-name="TableLine3196003764240">
          <table:table-cell table:style-name="Table7.A1" office:value-type="string">
            <text:p text:style-name="P50">(ဂ) အိမ်ထောင်ဖက်</text:p>
          </table:table-cell>
          <table:table-cell table:style-name="Table7.A1" table:number-columns-spanned="2" office:value-type="string">
            <text:p text:style-name="P50"><text:s text:c="2"/><text:span text:style-name="T12"><text:s text:c="9"/></text:span><text:s/>ရှိ။</text:p>
          </table:table-cell>
          <table:covered-table-cell/>
          <table:table-cell table:style-name="Table7.A1" office:value-type="string">
            <text:list xml:id="list758824603" text:style-name="L2">
              <text:list-item>
                <text:p text:style-name="P61"><text:span text:style-name="T7">မရှိ။</text:span></text:p>
              </text:list-item>
            </text:list>
          </table:table-cell>
          <table:table-cell table:style-name="Table7.A1" office:value-type="string">
            <text:p text:style-name="P62"/>
          </table:table-cell>
          <table:covered-table-cell/>
          <table:covered-table-cell/>
        </table:table-row>
        <table:table-row table:style-name="TableLine3196003764240">
          <table:table-cell table:style-name="Table7.A1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covered-table-cell/>
          <table:covered-table-cell/>
        </table:table-row>
        <table:table-row table:style-name="TableLine3196003764240">
          <table:table-cell table:style-name="Table7.A1" table:number-columns-spanned="4" office:value-type="string">
            <text:p text:style-name="P49">(ဃ) ခံစားခွင့်ရှိသည့် သား/သမီး <text:s/><text:span text:style-name="T10">( <text:s/>) ဦး ရှိပါသည်။</text:span>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covered-table-cell/>
          <table:covered-table-cell/>
        </table:table-row>
        <table:table-row table:style-name="TableLine3196003764240">
          <table:table-cell table:style-name="Table7.A1" table:number-columns-spanned="4" office:value-type="string">
            <text:p text:style-name="P49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rows-spanned="4" table:number-columns-spanned="2" office:value-type="string">
            <text:p text:style-name="P72">လက်မှတ်</text:p>
            <text:p text:style-name="P72">အမည်</text:p>
            <text:p text:style-name="P72">တာဝန်</text:p>
            <text:p text:style-name="P72">နိုင်ငံသားစိစစ်ရေးကတ်ပြားအမှတ်</text:p>
            <text:p text:style-name="P72">လက်မှတ် ထုတ်ပေးသည့်‌နေ့</text:p>
          </table:table-cell>
          <table:covered-table-cell/>
        </table:table-row>
        <table:table-row table:style-name="TableLine3196003764240">
          <table:table-cell table:style-name="Table7.A1" table:number-columns-spanned="4" office:value-type="string">
            <text:p text:style-name="P49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covered-table-cell/>
          <table:covered-table-cell/>
        </table:table-row>
        <table:table-row table:style-name="TableLine3196003764240">
          <table:table-cell table:style-name="Table7.A1" table:number-columns-spanned="4" office:value-type="string">
            <text:p text:style-name="P49">အထက်ပါ အချက်အလက်များ မှန်ကန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covered-table-cell/>
          <table:covered-table-cell/>
        </table:table-row>
        <table:table-row table:style-name="TableLine3196003764240">
          <table:table-cell table:style-name="Table7.A1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covered-table-cell/>
          <table:covered-table-cell/>
        </table:table-row>
        <table:table-row table:style-name="TableLine3196003764240">
          <table:table-cell table:style-name="Table7.A1" table:number-columns-spanned="4" office:value-type="string">
            <text:p text:style-name="P51"><text:span text:style-name="T11">နုတ်ယူခြင်းခံရသူ၏လက်မှတ်</text:span>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37616">
          <table:table-cell table:style-name="Table7.A1" table:number-columns-spanned="4" office:value-type="string">
            <text:p text:style-name="P54"/>
          </table:table-cell>
          <table:covered-table-cell/>
          <table:covered-table-cell/>
          <table:covered-table-cell/>
          <table:table-cell table:style-name="Table7.A1" office:value-type="string">
            <text:p text:style-name="P73"/>
          </table:table-cell>
          <table:table-cell table:style-name="Table7.A1" table:number-rows-spanned="2" table:number-columns-spanned="2" office:value-type="string">
            <text:p text:style-name="P73"/>
            <text:p text:style-name="P68">နှုတ်ယူ</text:p>
            <text:p text:style-name="P69">ပေးသွင်းသူ </text:p>
            <text:p text:style-name="P69">ရုံးတံဆိပ်</text:p>
          </table:table-cell>
          <table:covered-table-cell/>
        </table:table-row>
        <table:table-row table:style-name="TableLine3196003742224">
          <table:table-cell table:style-name="Table7.A1" table:number-columns-spanned="2" office:value-type="string">
            <text:p text:style-name="P47">(ခ) ခံစားခွင့်ရှိသည့် အတူနေမိဘ <text:s text:c="3"/></text:p>
          </table:table-cell>
          <table:covered-table-cell/>
          <table:table-cell table:style-name="Table7.A1" table:number-columns-spanned="2" office:value-type="string">
            <text:p text:style-name="P73"><text:span text:style-name="T8">(</text:span> <text:span text:style-name="T4"><text:s text:c="3"/></text:span><text:span text:style-name="T4"><text:text-input text:description="py3o://function=&quot;o._get_parents()&quot;">parents</text:text-input></text:span><text:span text:style-name="T4"><text:s text:c="6"/>) ဦး ရှိပါသည်။</text:span></text:p>
            <text:p text:style-name="P62"/>
          </table:table-cell>
          <table:covered-table-cell/>
          <table:table-cell table:style-name="Table7.A1" office:value-type="string">
            <text:p text:style-name="P73"/>
          </table:table-cell>
          <table:covered-table-cell/>
          <table:covered-table-cell/>
        </table:table-row>
        <table:table-row table:style-name="TableLine3196003744528">
          <table:table-cell table:style-name="Table7.A1" table:number-columns-spanned="2" office:value-type="string">
            <text:p text:style-name="P45">(ဂ) အိမ်ထောင်ဖက် </text:p>
            <text:p text:style-name="P56"/>
          </table:table-cell>
          <table:covered-table-cell/>
          <table:table-cell table:style-name="Table7.A1" table:number-columns-spanned="2" office:value-type="string">
            <text:p text:style-name="P66"><text:s text:c="9"/>ရှိ။ <text:s text:c="12"/>မရှိ။</text:p>
            <text:p text:style-name="P62"/>
          </table:table-cell>
          <table:covered-table-cell/>
          <table:table-cell table:style-name="Table7.A1" office:value-type="string">
            <text:p text:style-name="P73"/>
          </table:table-cell>
          <table:table-cell table:style-name="Table7.A1" table:number-columns-spanned="2" office:value-type="string">
            <text:p text:style-name="P45">လက်မှတ်</text:p>
          </table:table-cell>
          <table:covered-table-cell/>
        </table:table-row>
        <table:table-row table:style-name="TableLine3196003737872">
          <table:table-cell table:style-name="Table7.A1" table:number-columns-spanned="2" office:value-type="string">
            <text:p text:style-name="P45">(ဃ) ခံစားခွင့်ရှိသည့် သား/သမီး </text:p>
            <text:p text:style-name="P56"/>
          </table:table-cell>
          <table:covered-table-cell/>
          <table:table-cell table:style-name="Table7.A1" table:number-columns-spanned="2" office:value-type="string">
            <text:p text:style-name="P62"><text:span text:style-name="T5">( <text:s text:c="3"/></text:span><text:span text:style-name="T5"><text:user-field-get text:name="py3o.o.children">children</text:user-field-get></text:span><text:span text:style-name="T5"><text:s text:c="5"/>)</text:span><text:span text:style-name="T4"> ဦး ရှိပါသည်။</text:span></text:p>
            <text:p text:style-name="P62"/>
          </table:table-cell>
          <table:covered-table-cell/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45">အမည်</text:p>
          </table:table-cell>
          <table:table-cell table:style-name="Table7.A1" office:value-type="string">
            <text:p text:style-name="Standard"><text:user-field-get text:name="py3o.o.company_id.hr_head_id.name">hr_head</text:user-field-get></text:p>
          </table:table-cell>
        </table:table-row>
        <table:table-row table:style-name="TableLine3196003735312">
          <table:table-cell table:style-name="Table7.A1" table:number-columns-spanned="4" office:value-type="string">
            <text:p text:style-name="P48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45">တာဝန်</text:p>
            <text:p text:style-name="P62"/>
          </table:table-cell>
          <table:table-cell table:style-name="Table7.A1" office:value-type="string">
            <text:p text:style-name="Standard"><text:user-field-get text:name="py3o.o.company_id.hr_head_id.job_id.name">hr_head_job_name</text:user-field-get>,<text:user-field-get text:name="py3o.o.company_id.hr_head_id.department_id.name">dept_name</text:user-field-get></text:p>
          </table:table-cell>
        </table:table-row>
        <table:table-row table:style-name="TableLine3196003790096">
          <table:table-cell table:style-name="Table7.A1" table:number-columns-spanned="4" office:value-type="string">
            <text:p text:style-name="P48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45">နိုင်ငံသားစိစစ်ရေးကတ်ပြားအမှတ်</text:p>
            <text:p text:style-name="P62"/>
          </table:table-cell>
          <table:table-cell table:style-name="Table7.A1" office:value-type="string">
            <text:p text:style-name="Standard"><text:user-field-get text:name="py3o.o.company_id.hr_head_id.nrc">hr_head_nrc</text:user-field-get></text:p>
          </table:table-cell>
        </table:table-row>
        <table:table-row table:style-name="TableLine3196003778832">
          <table:table-cell table:style-name="Table7.A1" table:number-columns-spanned="4" office:value-type="string">
            <text:p text:style-name="P45">အထက်ပါ အချက်အလက်များ မှန်ကန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73"/>
          </table:table-cell>
          <table:table-cell table:style-name="Table7.A1" table:number-columns-spanned="2" office:value-type="string">
            <text:p text:style-name="P45">လက်မှတ် ထုတ်ပေးသည့်‌နေ့</text:p>
            <text:p text:style-name="P62"/>
          </table:table-cell>
          <table:covered-table-cell/>
        </table:table-row>
        <table:table-row table:style-name="TableLine3196003843088">
          <table:table-cell table:style-name="Table7.A1" table:number-columns-spanned="2" office:value-type="string">
            <text:p text:style-name="P56"/>
            <text:p text:style-name="P56"/>
          </table:table-cell>
          <table:covered-table-cell/>
          <table:table-cell table:style-name="Table7.A1" table:number-columns-spanned="2" office:value-type="string">
            <text:p text:style-name="P59"/>
          </table:table-cell>
          <table:covered-table-cell/>
          <table:table-cell table:style-name="Table7.A1" office:value-type="string">
            <text:p text:style-name="P58"/>
          </table:table-cell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73"/>
          </table:table-cell>
        </table:table-row>
        <table:table-row table:style-name="TableLine3196003751440">
          <table:table-cell table:style-name="Table7.A1" table:number-columns-spanned="4" office:value-type="string">
            <text:p text:style-name="P59"><text:span text:style-name="T6">နုတ်ယူခြင်းခံရသူ၏လက်မှတ်</text:span></text:p>
            <text:p text:style-name="P64"/>
          </table:table-cell>
          <table:covered-table-cell/>
          <table:covered-table-cell/>
          <table:covered-table-cell/>
          <table:table-cell table:style-name="Table7.A1" office:value-type="string">
            <text:p text:style-name="P53"/>
          </table:table-cell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73"/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57086528">
          <table:table-cell table:style-name="Table9.A1" office:value-type="string">
            <text:p text:style-name="P36">သတိပေးချက်</text:p>
          </table:table-cell>
          <table:table-cell table:style-name="Table9.A1" office:value-type="string">
            <text:p text:style-name="P16"/>
          </table:table-cell>
          <table:table-cell table:style-name="Table9.C1" office:value-type="string">
            <text:p text:style-name="P36">ရှင်းလင်းချက်</text:p>
          </table:table-cell>
        </table:table-row>
        <table:table-row table:style-name="TableLine3195957101376">
          <table:table-cell table:style-name="Table9.A2" office:value-type="string">
            <text:p text:style-name="P28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57087040">
          <table:table-cell table:style-name="Table9.A2" office:value-type="string">
            <text:p text:style-name="P28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ext:soft-page-break/>
        <table:table-row table:style-name="TableLine3195957095744">
          <table:table-cell table:style-name="Table9.A2" office:value-type="string">
            <text:p text:style-name="P28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7"/>
          </table:table-cell>
        </table:table-row>
        <table:table-row table:style-name="TableLine3195957087552">
          <table:table-cell table:style-name="Table9.A2" office:value-type="string">
            <text:p text:style-name="P28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7"/>
          </table:table-cell>
        </table:table-row>
        <table:table-row table:style-name="TableLine3195957092672">
          <table:table-cell table:style-name="Table9.A2" office:value-type="string">
            <text:p text:style-name="P37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7"/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Line3195957101632">
          <table:table-cell table:style-name="Table8.A1" office:value-type="string">
            <text:p text:style-name="P3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3"/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4:40:21.402000000</dc:date>
    <meta:editing-duration>P1DT6H10M58S</meta:editing-duration>
    <meta:editing-cycles>763</meta:editing-cycles>
    <meta:document-statistic meta:table-count="9" meta:image-count="0" meta:object-count="0" meta:page-count="4" meta:paragraph-count="148" meta:word-count="415" meta:character-count="2708" meta:non-whitespace-character-count="2416"/>
  </office:meta>
</office:document-meta>
</file>